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5.038cm"/>
    </style:style>
    <style:style style:name="co14" style:family="table-column">
      <style:table-column-properties fo:break-before="auto" style:column-width="2.205cm"/>
    </style:style>
    <style:style style:name="co15" style:family="table-column">
      <style:table-column-properties fo:break-before="auto" style:column-width="4.03cm"/>
    </style:style>
    <style:style style:name="co16" style:family="table-column">
      <style:table-column-properties fo:break-before="auto" style:column-width="3.403cm"/>
    </style:style>
    <style:style style:name="co17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12"/>
        <table:table-column table:style-name="co6" table:default-cell-style-name="ce12"/>
        <table:table-column table:style-name="co7" table:number-columns-repeated="6" table:default-cell-style-name="ce12"/>
        <table:table-column table:style-name="co6" table:number-columns-repeated="2" table:default-cell-style-name="ce12"/>
        <table:table-column table:style-name="co8" table:number-columns-repeated="4" table:default-cell-style-name="Default"/>
        <table:table-column table:style-name="co6" table:number-columns-repeated="8" table:default-cell-style-name="Default"/>
        <table:table-column table:style-name="co9" table:number-columns-repeated="995" table:default-cell-style-name="Default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spèce</text:p>
          </table:table-cell>
          <table:table-cell table:style-name="ce2" office:value-type="string" calcext:value-type="string">
            <text:p>n°</text:p>
          </table:table-cell>
          <table:table-cell table:style-name="ce2" office:value-type="string" calcext:value-type="string">
            <text:p>Hyménophore1</text:p>
          </table:table-cell>
          <table:table-cell table:style-name="ce2" office:value-type="string" calcext:value-type="string">
            <text:p>Hyménophore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hapeau.Diametre</text:p>
          </table:table-cell>
          <table:table-cell table:style-name="ce2" office:value-type="string" calcext:value-type="string">
            <text:p>Chapeau.Forme</text:p>
          </table:table-cell>
          <table:table-cell table:style-name="ce2" office:value-type="string" calcext:value-type="string">
            <text:p>Chapeau.Surface</text:p>
          </table:table-cell>
          <table:table-cell table:style-name="ce2" office:value-type="string" calcext:value-type="string">
            <text:p>Chapeau.Couleur</text:p>
          </table:table-cell>
          <table:table-cell table:style-name="ce2" office:value-type="string" calcext:value-type="string">
            <text:p>Lames.Attache</text:p>
          </table:table-cell>
          <table:table-cell table:style-name="ce2" office:value-type="string" calcext:value-type="string">
            <text:p>Lames.Couleur</text:p>
          </table:table-cell>
          <table:table-cell table:style-name="ce2" office:value-type="string" calcext:value-type="string">
            <text:p>Lames.Espace</text:p>
          </table:table-cell>
          <table:table-cell table:style-name="ce2" office:value-type="string" calcext:value-type="string">
            <text:p>Pied.Hauteur</text:p>
          </table:table-cell>
          <table:table-cell table:style-name="ce2" office:value-type="string" calcext:value-type="string">
            <text:p>Pied.Largeur</text:p>
          </table:table-cell>
          <table:table-cell table:style-name="ce2" office:value-type="string" calcext:value-type="string">
            <text:p>Pied.Racine</text:p>
          </table:table-cell>
          <table:table-cell table:style-name="ce2" office:value-type="string" calcext:value-type="string">
            <text:p>Pied.Surface</text:p>
          </table:table-cell>
          <table:table-cell table:style-name="ce2" office:value-type="string" calcext:value-type="string">
            <text:p>Pied.Couleur</text:p>
          </table:table-cell>
          <table:table-cell table:style-name="ce2" office:value-type="string" calcext:value-type="string">
            <text:p>Voile.Type</text:p>
          </table:table-cell>
          <table:table-cell table:style-name="ce2" office:value-type="string" calcext:value-type="string">
            <text:p>Voile.Couleur</text:p>
          </table:table-cell>
          <table:table-cell table:style-name="ce2" office:value-type="string" calcext:value-type="string">
            <text:p>Anneau.Presence</text:p>
          </table:table-cell>
          <table:table-cell table:style-name="ce2" office:value-type="string" calcext:value-type="string">
            <text:p>Anneau.Type</text:p>
          </table:table-cell>
          <table:table-cell table:style-name="ce2" office:value-type="string" calcext:value-type="string">
            <text:p>Spore.Couleur</text:p>
          </table:table-cell>
          <table:table-cell table:style-name="ce2" office:value-type="string" calcext:value-type="string">
            <text:p>Habitat</text:p>
          </table:table-cell>
          <table:table-cell table:style-name="ce2" office:value-type="string" calcext:value-type="string">
            <text:p>Saison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Odeur</text:p>
          </table:table-cell>
          <table:table-cell table:style-name="ce1" table:number-columns-repeated="995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arvensis</text:p>
          </table:table-cell>
          <table:table-cell office:value-type="string" calcext:value-type="string">
            <text:p>Phlebia </text:p>
          </table:table-cell>
          <table:table-cell office:value-type="string" calcext:value-type="string">
            <text:p>merismoide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bisporus</text:p>
          </table:table-cell>
          <table:table-cell office:value-type="string" calcext:value-type="string">
            <text:p>Terana</text:p>
          </table:table-cell>
          <table:table-cell office:value-type="string" calcext:value-type="string">
            <text:p>caerulea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bitorquis</text:p>
          </table:table-cell>
          <table:table-cell office:value-type="string" calcext:value-type="string">
            <text:p>Stereum </text:p>
          </table:table-cell>
          <table:table-cell office:value-type="string" calcext:value-type="string">
            <text:p>hirsutum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campestris</text:p>
          </table:table-cell>
          <table:table-cell office:value-type="string" calcext:value-type="string">
            <text:p>Chondrostereum </text:p>
          </table:table-cell>
          <table:table-cell office:value-type="string" calcext:value-type="string">
            <text:p>purpureum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comtulus</text:p>
          </table:table-cell>
          <table:table-cell office:value-type="string" calcext:value-type="string">
            <text:p>Thelephora </text:p>
          </table:table-cell>
          <table:table-cell office:value-type="string" calcext:value-type="string">
            <text:p>terrestri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romagnesii</text:p>
          </table:table-cell>
          <table:table-cell office:value-type="string" calcext:value-type="string">
            <text:p>Auricularia </text:p>
          </table:table-cell>
          <table:table-cell office:value-type="string" calcext:value-type="string">
            <text:p>auricula-judae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silvaticus</text:p>
          </table:table-cell>
          <table:table-cell office:value-type="string" calcext:value-type="string">
            <text:p>Exidia </text:p>
          </table:table-cell>
          <table:table-cell office:value-type="string" calcext:value-type="string">
            <text:p>truncata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silvicola</text:p>
          </table:table-cell>
          <table:table-cell office:value-type="string" calcext:value-type="string">
            <text:p>Auricularia </text:p>
          </table:table-cell>
          <table:table-cell office:value-type="string" calcext:value-type="string">
            <text:p>mesenterica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subperonatus</text:p>
          </table:table-cell>
          <table:table-cell office:value-type="string" calcext:value-type="string">
            <text:p>Phlebia </text:p>
          </table:table-cell>
          <table:table-cell office:value-type="string" calcext:value-type="string">
            <text:p>tremellosa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variegans</text:p>
          </table:table-cell>
          <table:table-cell office:value-type="string" calcext:value-type="string">
            <text:p>Clavariadelphus </text:p>
          </table:table-cell>
          <table:table-cell office:value-type="string" calcext:value-type="string">
            <text:p>pistillaris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xantoderma</text:p>
          </table:table-cell>
          <table:table-cell office:value-type="string" calcext:value-type="string">
            <text:p>Clavulina </text:p>
          </table:table-cell>
          <table:table-cell office:value-type="string" calcext:value-type="string">
            <text:p>cristata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ucys </text:p>
          </table:table-cell>
          <table:table-cell office:value-type="string" calcext:value-type="string">
            <text:p>campestris</text:p>
          </table:table-cell>
          <table:table-cell office:value-type="string" calcext:value-type="string">
            <text:p>Clavulina </text:p>
          </table:table-cell>
          <table:table-cell office:value-type="string" calcext:value-type="string">
            <text:p>cinerea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rocybe </text:p>
          </table:table-cell>
          <table:table-cell office:value-type="string" calcext:value-type="string">
            <text:p>aegerita</text:p>
          </table:table-cell>
          <table:table-cell office:value-type="string" calcext:value-type="string">
            <text:p>Ramaria </text:p>
          </table:table-cell>
          <table:table-cell office:value-type="string" calcext:value-type="string">
            <text:p>stricta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ocybe </text:p>
          </table:table-cell>
          <table:table-cell office:value-type="string" calcext:value-type="string">
            <text:p>rivulosa</text:p>
          </table:table-cell>
          <table:table-cell office:value-type="string" calcext:value-type="string">
            <text:p>Calocera </text:p>
          </table:table-cell>
          <table:table-cell office:value-type="string" calcext:value-type="string">
            <text:p>viscosa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Ramaria </text:p>
          </table:table-cell>
          <table:table-cell office:value-type="string" calcext:value-type="string">
            <text:p>formosa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itrina</text:p>
          </table:table-cell>
          <table:table-cell office:value-type="string" calcext:value-type="string">
            <text:p>Ramaria </text:p>
          </table:table-cell>
          <table:table-cell office:value-type="string" calcext:value-type="string">
            <text:p>botrytis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itrina var. alba</text:p>
          </table:table-cell>
          <table:table-cell office:value-type="string" calcext:value-type="string">
            <text:p>Sparassis </text:p>
          </table:table-cell>
          <table:table-cell office:value-type="string" calcext:value-type="string">
            <text:p>crispa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rocea</text:p>
          </table:table-cell>
          <table:table-cell office:value-type="string" calcext:value-type="string">
            <text:p>Craterellus </text:p>
          </table:table-cell>
          <table:table-cell office:value-type="string" calcext:value-type="string">
            <text:p>cornucopioides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fulva</text:p>
          </table:table-cell>
          <table:table-cell office:value-type="string" calcext:value-type="string">
            <text:p>Craterellus </text:p>
          </table:table-cell>
          <table:table-cell office:value-type="string" calcext:value-type="string">
            <text:p>sinuosus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gemmata</text:p>
          </table:table-cell>
          <table:table-cell office:value-type="string" calcext:value-type="string">
            <text:p>Cantharellus </text:p>
          </table:table-cell>
          <table:table-cell office:value-type="string" calcext:value-type="string">
            <text:p>cibariu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lividopallescens</text:p>
          </table:table-cell>
          <table:table-cell office:value-type="string" calcext:value-type="string">
            <text:p>Craterellus </text:p>
          </table:table-cell>
          <table:table-cell office:value-type="string" calcext:value-type="string">
            <text:p>tubaeformis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muscaria</text:p>
          </table:table-cell>
          <table:table-cell office:value-type="string" calcext:value-type="string">
            <text:p>Aleuria </text:p>
          </table:table-cell>
          <table:table-cell office:value-type="string" calcext:value-type="string">
            <text:p>aurantia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ovoidea</text:p>
          </table:table-cell>
          <table:table-cell office:value-type="string" calcext:value-type="string">
            <text:p>Scutellinia </text:p>
          </table:table-cell>
          <table:table-cell office:value-type="string" calcext:value-type="string">
            <text:p>crinita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antherina</text:p>
          </table:table-cell>
          <table:table-cell office:value-type="string" calcext:value-type="string">
            <text:p>Peziza </text:p>
          </table:table-cell>
          <table:table-cell office:value-type="string" calcext:value-type="string">
            <text:p>spp.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halloides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macropus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halloides var. alba</text:p>
          </table:table-cell>
          <table:table-cell office:value-type="string" calcext:value-type="string">
            <text:p>Otidea </text:p>
          </table:table-cell>
          <table:table-cell office:value-type="string" calcext:value-type="string">
            <text:p>onotica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orphyria</text:p>
          </table:table-cell>
          <table:table-cell office:value-type="string" calcext:value-type="string">
            <text:p>Otidea </text:p>
          </table:table-cell>
          <table:table-cell office:value-type="string" calcext:value-type="string">
            <text:p>alutacea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rubescens</text:p>
          </table:table-cell>
          <table:table-cell office:value-type="string" calcext:value-type="string">
            <text:p>Morchella </text:p>
          </table:table-cell>
          <table:table-cell office:value-type="string" calcext:value-type="string">
            <text:p>spp.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spissa</text:p>
          </table:table-cell>
          <table:table-cell office:value-type="string" calcext:value-type="string">
            <text:p>Phallus </text:p>
          </table:table-cell>
          <table:table-cell office:value-type="string" calcext:value-type="string">
            <text:p>impudicus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strobiliformis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crispa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vaginata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lacunosa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virosa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elastica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illaria </text:p>
          </table:table-cell>
          <table:table-cell office:value-type="string" calcext:value-type="string">
            <text:p>gallica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inquinans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illaria </text:p>
          </table:table-cell>
          <table:table-cell office:value-type="string" calcext:value-type="string">
            <text:p>mellea</text:p>
          </table:table-cell>
          <table:table-cell office:value-type="string" calcext:value-type="string">
            <text:p>Tremella </text:p>
          </table:table-cell>
          <table:table-cell office:value-type="string" calcext:value-type="string">
            <text:p>mesenterica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illaria </text:p>
          </table:table-cell>
          <table:table-cell office:value-type="string" calcext:value-type="string">
            <text:p>tabescens</text:p>
          </table:table-cell>
          <table:table-cell office:value-type="string" calcext:value-type="string">
            <text:p>Leotia </text:p>
          </table:table-cell>
          <table:table-cell office:value-type="string" calcext:value-type="string">
            <text:p>lubrica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appendiculatus</text:p>
          </table:table-cell>
          <table:table-cell office:value-type="string" calcext:value-type="string">
            <text:p>Scleroderma </text:p>
          </table:table-cell>
          <table:table-cell office:value-type="string" calcext:value-type="string">
            <text:p>citrinum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calopus</text:p>
          </table:table-cell>
          <table:table-cell office:value-type="string" calcext:value-type="string">
            <text:p>Scleroderma </text:p>
          </table:table-cell>
          <table:table-cell office:value-type="string" calcext:value-type="string">
            <text:p>verrucosum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edulis</text:p>
          </table:table-cell>
          <table:table-cell office:value-type="string" calcext:value-type="string">
            <text:p>Lycoperdon </text:p>
          </table:table-cell>
          <table:table-cell office:value-type="string" calcext:value-type="string">
            <text:p>pyriforme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erythropus</text:p>
          </table:table-cell>
          <table:table-cell office:value-type="string" calcext:value-type="string">
            <text:p>Lycoperdon </text:p>
          </table:table-cell>
          <table:table-cell office:value-type="string" calcext:value-type="string">
            <text:p>perlatum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luridus</text:p>
          </table:table-cell>
          <table:table-cell office:value-type="string" calcext:value-type="string">
            <text:p>Lycoperdon </text:p>
          </table:table-cell>
          <table:table-cell office:value-type="string" calcext:value-type="string">
            <text:p>echinatum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satanas</text:p>
          </table:table-cell>
          <table:table-cell office:value-type="string" calcext:value-type="string">
            <text:p>Geastrum </text:p>
          </table:table-cell>
          <table:table-cell office:value-type="string" calcext:value-type="string">
            <text:p>sessile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Calocybe </text:p>
          </table:table-cell>
          <table:table-cell office:value-type="string" calcext:value-type="string">
            <text:p>gambosa</text:p>
          </table:table-cell>
          <table:table-cell office:value-type="string" calcext:value-type="string">
            <text:p>Geastrum </text:p>
          </table:table-cell>
          <table:table-cell office:value-type="string" calcext:value-type="string">
            <text:p>triplex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Chalciporus </text:p>
          </table:table-cell>
          <table:table-cell office:value-type="string" calcext:value-type="string">
            <text:p>piperatus</text:p>
          </table:table-cell>
          <table:table-cell office:value-type="string" calcext:value-type="string">
            <text:p>Cyathus </text:p>
          </table:table-cell>
          <table:table-cell office:value-type="string" calcext:value-type="string">
            <text:p>striatus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Chroogomphus </text:p>
          </table:table-cell>
          <table:table-cell office:value-type="string" calcext:value-type="string">
            <text:p>rutilus</text:p>
          </table:table-cell>
          <table:table-cell office:value-type="string" calcext:value-type="string">
            <text:p>Crucibulum </text:p>
          </table:table-cell>
          <table:table-cell office:value-type="string" calcext:value-type="string">
            <text:p>laeve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Clavulinopsis </text:p>
          </table:table-cell>
          <table:table-cell office:value-type="string" calcext:value-type="string">
            <text:p>fusiformis</text:p>
          </table:table-cell>
          <table:table-cell office:value-type="string" calcext:value-type="string">
            <text:p>Meripilus </text:p>
          </table:table-cell>
          <table:table-cell office:value-type="string" calcext:value-type="string">
            <text:p>giganteus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clavipes</text:p>
          </table:table-cell>
          <table:table-cell office:value-type="string" calcext:value-type="string">
            <text:p>Grifola </text:p>
          </table:table-cell>
          <table:table-cell office:value-type="string" calcext:value-type="string">
            <text:p>frondosa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deadbata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squamosus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gibba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tuberaster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nebularis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durus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odora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ciliatus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phyllophila</text:p>
          </table:table-cell>
          <table:table-cell office:value-type="string" calcext:value-type="string">
            <text:p>Ganoderma </text:p>
          </table:table-cell>
          <table:table-cell office:value-type="string" calcext:value-type="string">
            <text:p>lucidum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pilus </text:p>
          </table:table-cell>
          <table:table-cell office:value-type="string" calcext:value-type="string">
            <text:p>prunulus</text:p>
          </table:table-cell>
          <table:table-cell office:value-type="string" calcext:value-type="string">
            <text:p>Postia </text:p>
          </table:table-cell>
          <table:table-cell office:value-type="string" calcext:value-type="string">
            <text:p>stiptica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butyracea</text:p>
          </table:table-cell>
          <table:table-cell office:value-type="string" calcext:value-type="string">
            <text:p>Postia </text:p>
          </table:table-cell>
          <table:table-cell office:value-type="string" calcext:value-type="string">
            <text:p>caesia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confluens</text:p>
          </table:table-cell>
          <table:table-cell office:value-type="string" calcext:value-type="string">
            <text:p>Trametes </text:p>
          </table:table-cell>
          <table:table-cell office:value-type="string" calcext:value-type="string">
            <text:p>versicolor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dryophila</text:p>
          </table:table-cell>
          <table:table-cell office:value-type="string" calcext:value-type="string">
            <text:p>Heterobasidion </text:p>
          </table:table-cell>
          <table:table-cell office:value-type="string" calcext:value-type="string">
            <text:p>annosum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erythropus</text:p>
          </table:table-cell>
          <table:table-cell office:value-type="string" calcext:value-type="string">
            <text:p>Trametes </text:p>
          </table:table-cell>
          <table:table-cell office:value-type="string" calcext:value-type="string">
            <text:p>gibbosa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fusipes</text:p>
          </table:table-cell>
          <table:table-cell office:value-type="string" calcext:value-type="string">
            <text:p>Daedaleopsis </text:p>
          </table:table-cell>
          <table:table-cell office:value-type="string" calcext:value-type="string">
            <text:p>confragosa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maculata</text:p>
          </table:table-cell>
          <table:table-cell office:value-type="string" calcext:value-type="string">
            <text:p>Piptoporus </text:p>
          </table:table-cell>
          <table:table-cell office:value-type="string" calcext:value-type="string">
            <text:p>betulinus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peronata</text:p>
          </table:table-cell>
          <table:table-cell office:value-type="string" calcext:value-type="string">
            <text:p>Fomes </text:p>
          </table:table-cell>
          <table:table-cell office:value-type="string" calcext:value-type="string">
            <text:p>fomentarius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ocybe </text:p>
          </table:table-cell>
          <table:table-cell office:value-type="string" calcext:value-type="string">
            <text:p>spp.</text:p>
          </table:table-cell>
          <table:table-cell office:value-type="string" calcext:value-type="string">
            <text:p>Ganoderma </text:p>
          </table:table-cell>
          <table:table-cell office:value-type="string" calcext:value-type="string">
            <text:p>lipsiense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atramentarius</text:p>
          </table:table-cell>
          <table:table-cell office:value-type="string" calcext:value-type="string">
            <text:p>Phellinus </text:p>
          </table:table-cell>
          <table:table-cell office:value-type="string" calcext:value-type="string">
            <text:p>ferrugineus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comatus</text:p>
          </table:table-cell>
          <table:table-cell office:value-type="string" calcext:value-type="string">
            <text:p>Schizopora </text:p>
          </table:table-cell>
          <table:table-cell office:value-type="string" calcext:value-type="string">
            <text:p>paradoxa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micaceu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crocipodium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plicatili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scabrum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alboviolaceu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carpini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anomalu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aurantiacum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armill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bolar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aerule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alochro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innamomeolut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innamom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decipi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delibu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durac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elati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hinnul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infrac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larg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multiform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obtu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orella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pale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pholid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purpura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rufooliv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lic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l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nguin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turn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emisanguin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plend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torvu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7-12</text:p>
          </table:table-cell>
          <table:table-cell office:value-type="string" calcext:value-type="string">
            <text:p>0,6-1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triumph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triviali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5-15</text:p>
          </table:table-cell>
          <table:table-cell office:value-type="string" calcext:value-type="string">
            <text:p>1-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uligin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vene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viol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repidotus </text:p>
          </table:table-cell>
          <table:table-cell office:value-type="string" calcext:value-type="string">
            <text:p>mol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repidotus </text:p>
          </table:table-cell>
          <table:table-cell office:value-type="string" calcext:value-type="string">
            <text:p>variabi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uphophyllus </text:p>
          </table:table-cell>
          <table:table-cell office:value-type="string" calcext:value-type="string">
            <text:p>niv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uphophyllus </text:p>
          </table:table-cell>
          <table:table-cell office:value-type="string" calcext:value-type="string">
            <text:p>pratens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ystoderma </text:p>
          </table:table-cell>
          <table:table-cell office:value-type="string" calcext:value-type="string">
            <text:p>amianthin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Daedalea </text:p>
          </table:table-cell>
          <table:table-cell office:value-type="string" calcext:value-type="string">
            <text:p>querc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Daedaleopsis </text:p>
          </table:table-cell>
          <table:table-cell office:value-type="string" calcext:value-type="string">
            <text:p>tricol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chinoderma </text:p>
          </table:table-cell>
          <table:table-cell office:value-type="string" calcext:value-type="string">
            <text:p>asper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euchro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griseocyan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heb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lividoalb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livid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nidoros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nitid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rhodopoli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und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Flammulina </text:p>
          </table:table-cell>
          <table:table-cell office:value-type="string" calcext:value-type="string">
            <text:p>velutip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alerina </text:p>
          </table:table-cell>
          <table:table-cell office:value-type="string" calcext:value-type="string">
            <text:p>margi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omphidius </text:p>
          </table:table-cell>
          <table:table-cell office:value-type="string" calcext:value-type="string">
            <text:p>glutin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omphidius </text:p>
          </table:table-cell>
          <table:table-cell office:value-type="string" calcext:value-type="string">
            <text:p>ros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mnopilus </text:p>
          </table:table-cell>
          <table:table-cell office:value-type="string" calcext:value-type="string">
            <text:p>penetr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mnopilus </text:p>
          </table:table-cell>
          <table:table-cell office:value-type="string" calcext:value-type="string">
            <text:p>spectabi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rodon </text:p>
          </table:table-cell>
          <table:table-cell office:value-type="string" calcext:value-type="string">
            <text:p>livid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roporus </text:p>
          </table:table-cell>
          <table:table-cell office:value-type="string" calcext:value-type="string">
            <text:p>castan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roporus </text:p>
          </table:table-cell>
          <table:table-cell office:value-type="string" calcext:value-type="string">
            <text:p>cyane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crustuliniforme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mesopha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radicos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sacchariol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sinapiz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5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ohenbuehelia </text:p>
          </table:table-cell>
          <table:table-cell office:value-type="string" calcext:value-type="string">
            <text:p>geog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chloropha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coccin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coni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psittac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punic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opsis </text:p>
          </table:table-cell>
          <table:table-cell office:value-type="string" calcext:value-type="string">
            <text:p>aurantia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agathosm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eburn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hypothej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lindtner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nemor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penar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persoon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russu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pholoma </text:p>
          </table:table-cell>
          <table:table-cell office:value-type="string" calcext:value-type="string">
            <text:p>fasciculare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pholoma </text:p>
          </table:table-cell>
          <table:table-cell office:value-type="string" calcext:value-type="string">
            <text:p>sublateriti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bongard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cooke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corydal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dulcama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fastigi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floccul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geophy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geophylla var. Lilac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hirte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jura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macul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patouillard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piriodo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xanthocepha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Kuehneromyces </text:p>
          </table:table-cell>
          <table:table-cell office:value-type="string" calcext:value-type="string">
            <text:p>mutabi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caria </text:p>
          </table:table-cell>
          <table:table-cell office:value-type="string" calcext:value-type="string">
            <text:p>amethyst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aurantiac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azonit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blenn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amphor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hrysorrh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imicar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ontrover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delici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glyciosm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helv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lacunar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necat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iper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terospor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ube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yrogal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quie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quie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ruf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subdulc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subseric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tabid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tormin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trivia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uvid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veller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vie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zonar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etiporus </text:p>
          </table:table-cell>
          <table:table-cell office:value-type="string" calcext:value-type="string">
            <text:p>sulfur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ntinellus </text:p>
          </table:table-cell>
          <table:table-cell office:value-type="string" calcext:value-type="string">
            <text:p>cochle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ntinus </text:p>
          </table:table-cell>
          <table:table-cell office:value-type="string" calcext:value-type="string">
            <text:p>tigr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nzites </text:p>
          </table:table-cell>
          <table:table-cell office:value-type="string" calcext:value-type="string">
            <text:p>betul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brunneoincar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clypeolar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crist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josserand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inver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nu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panaeo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perso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sordi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ucoagaricus </text:p>
          </table:table-cell>
          <table:table-cell office:value-type="string" calcext:value-type="string">
            <text:p>leucolith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yophyllum </text:p>
          </table:table-cell>
          <table:table-cell office:value-type="string" calcext:value-type="string">
            <text:p>decast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excori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proce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rhacod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vene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ellus </text:p>
          </table:table-cell>
          <table:table-cell office:value-type="string" calcext:value-type="string">
            <text:p>ramea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alli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andros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ordead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rotu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egacollybia </text:p>
          </table:table-cell>
          <table:table-cell office:value-type="string" calcext:value-type="string">
            <text:p>platyphy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elanoleuca </text:p>
          </table:table-cell>
          <table:table-cell office:value-type="string" calcext:value-type="string">
            <text:p>malaleu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croc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epipteryg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galericul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galop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haematop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incli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pelianth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polygramm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pu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ros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sanguinolen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Oudemansiella </text:p>
          </table:table-cell>
          <table:table-cell office:value-type="string" calcext:value-type="string">
            <text:p>muci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Oudemansiella </text:p>
          </table:table-cell>
          <table:table-cell office:value-type="string" calcext:value-type="string">
            <text:p>radic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anaeolus </text:p>
          </table:table-cell>
          <table:table-cell office:value-type="string" calcext:value-type="string">
            <text:p>spp.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axillus </text:p>
          </table:table-cell>
          <table:table-cell office:value-type="string" calcext:value-type="string">
            <text:p>involu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aurive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curvip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gumm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len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squarr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eurotus </text:p>
          </table:table-cell>
          <table:table-cell office:value-type="string" calcext:value-type="string">
            <text:p>ostre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eurotus </text:p>
          </table:table-cell>
          <table:table-cell office:value-type="string" calcext:value-type="string">
            <text:p>pulmonar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uteus </text:p>
          </table:table-cell>
          <table:table-cell office:value-type="string" calcext:value-type="string">
            <text:p>cerv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uteus </text:p>
          </table:table-cell>
          <table:table-cell office:value-type="string" calcext:value-type="string">
            <text:p>leon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uteus </text:p>
          </table:table-cell>
          <table:table-cell office:value-type="string" calcext:value-type="string">
            <text:p>salic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6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candollea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conopil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lacrymabunda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5-20</text:p>
          </table:table-cell>
          <table:table-cell office:value-type="string" calcext:value-type="string">
            <text:p>1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piluliformi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5-20</text:p>
          </table:table-cell>
          <table:table-cell office:value-type="string" calcext:value-type="string">
            <text:p>1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seudoboletus </text:p>
          </table:table-cell>
          <table:table-cell office:value-type="string" calcext:value-type="string">
            <text:p>parasiticu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5-17</text:p>
          </table:table-cell>
          <table:table-cell office:value-type="string" calcext:value-type="string">
            <text:p>0,5-2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office:value-type="string" calcext:value-type="string">
            <text:p>8-25</text:p>
          </table:table-cell>
          <table:table-cell office:value-type="string" calcext:value-type="string">
            <text:p>2,5-7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office:value-type="string" calcext:value-type="string">
            <text:p>6-12</text:p>
          </table:table-cell>
          <table:table-cell office:value-type="string" calcext:value-type="string">
            <text:p>1,5-3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office:value-type="string" calcext:value-type="string">
            <text:p>3-13</text:p>
          </table:table-cell>
          <table:table-cell office:value-type="string" calcext:value-type="string">
            <text:p>0,6-2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ickenella </text:p>
          </table:table-cell>
          <table:table-cell office:value-type="string" calcext:value-type="string">
            <text:p>fibu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ozites </text:p>
          </table:table-cell>
          <table:table-cell office:value-type="string" calcext:value-type="string">
            <text:p>caperatu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6-10</text:p>
          </table:table-cell>
          <table:table-cell office:value-type="string" calcext:value-type="string">
            <text:p>0,8-1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cetolen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8-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eruginea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ma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moenol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rtesiana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7-15</text:p>
          </table:table-cell>
          <table:table-cell office:value-type="string" calcext:value-type="string">
            <text:p>1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tropurpur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ur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uro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claroflav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cupr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cyanoxanth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ecipi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eli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ensifol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rime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exalbic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agetico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ell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oet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ragi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gris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heterophy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knauth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lauroceras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lepi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luteotac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melliol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nigric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ochroleu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ochroleu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olivacea</text:p>
          </table:table-cell>
          <table:table-cell table:number-columns-repeated="2"/>
          <table:table-cell table:style-name="ce12" table:number-columns-repeated="3"/>
          <table:table-cell table:number-columns-repeated="2"/>
          <table:table-cell table:style-name="Default" table:number-columns-repeated="6"/>
          <table:table-cell office:value-type="string" calcext:value-type="string">
            <text:p>5-12</text:p>
          </table:table-cell>
          <table:table-cell office:value-type="string" calcext:value-type="string">
            <text:p>1-2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pectinatoid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quelet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risigall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romel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sanguinar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sylvestr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turc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elenovsky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ersicol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es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ire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xearampel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6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bilomyces </text:p>
          </table:table-cell>
          <table:table-cell office:value-type="string" calcext:value-type="string">
            <text:p>strobil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aerugin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caerul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coroni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inunc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pseudocyan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bov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granul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greville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lut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varieg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apinella </text:p>
          </table:table-cell>
          <table:table-cell office:value-type="string" calcext:value-type="string">
            <text:p>atrotoment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hricholoma </text:p>
          </table:table-cell>
          <table:table-cell office:value-type="string" calcext:value-type="string">
            <text:p>scalptur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acerb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alb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aur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cingul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frondosae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fulv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inocybeoid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pardin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populin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aponac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calptur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ejunc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ufur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terr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ustale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vaccin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virg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opsis </text:p>
          </table:table-cell>
          <table:table-cell office:value-type="string" calcext:value-type="string">
            <text:p>rutil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opsis </text:p>
          </table:table-cell>
          <table:table-cell office:value-type="string" calcext:value-type="string">
            <text:p>rutil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ubaria </text:p>
          </table:table-cell>
          <table:table-cell office:value-type="string" calcext:value-type="string">
            <text:p>furfurac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ylopilus </text:p>
          </table:table-cell>
          <table:table-cell office:value-type="string" calcext:value-type="string">
            <text:p>fell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Volvariella </text:p>
          </table:table-cell>
          <table:table-cell office:value-type="string" calcext:value-type="string">
            <text:p>gloiocepha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bad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chrysenteron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pruin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rubell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subtoment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 table:number-rows-repeated="10481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1_2" table:style-name="ta1">
        <office:forms form:automatic-focus="false" form:apply-design-mode="false"/>
        <table:table-column table:style-name="co10" table:default-cell-style-name="ce12"/>
        <table:table-column table:style-name="co11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default-cell-style-name="ce12"/>
        <table:table-column table:style-name="co4" table:number-columns-repeated="2" table:default-cell-style-name="ce12"/>
        <table:table-column table:style-name="co6" table:number-columns-repeated="2" table:default-cell-style-name="ce12"/>
        <table:table-column table:style-name="co7" table:number-columns-repeated="3" table:default-cell-style-name="ce12"/>
        <table:table-column table:style-name="co15" table:default-cell-style-name="ce12"/>
        <table:table-column table:style-name="co16" table:default-cell-style-name="ce12"/>
        <table:table-column table:style-name="co7" table:default-cell-style-name="ce12"/>
        <table:table-column table:style-name="co6" table:number-columns-repeated="2" table:default-cell-style-name="ce12"/>
        <table:table-column table:style-name="co8" table:number-columns-repeated="2" table:default-cell-style-name="ce12"/>
        <table:table-column table:style-name="co17" table:default-cell-style-name="ce12"/>
        <table:table-column table:style-name="co8" table:default-cell-style-name="ce12"/>
        <table:table-column table:style-name="co6" table:number-columns-repeated="8" table:default-cell-style-name="ce12"/>
        <table:table-column table:style-name="co9" table:default-cell-style-name="ce12"/>
        <table:table-column table:style-name="co9" table:number-columns-repeated="993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clé</text:p>
          </table:table-cell>
          <table:table-cell office:value-type="string" calcext:value-type="string">
            <text:p>Nom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Hyménophore1</text:p>
          </table:table-cell>
          <table:table-cell table:style-name="ce2" office:value-type="string" calcext:value-type="string">
            <text:p>Hyménophore2</text:p>
          </table:table-cell>
          <table:table-cell table:style-name="ce2" office:value-type="string" calcext:value-type="string">
            <text:p>Chair</text:p>
          </table:table-cell>
          <table:table-cell table:style-name="ce2" office:value-type="string" calcext:value-type="string">
            <text:p>Chapeau.Diametre</text:p>
          </table:table-cell>
          <table:table-cell table:style-name="ce2" office:value-type="string" calcext:value-type="string">
            <text:p>Chapeau.Forme</text:p>
          </table:table-cell>
          <table:table-cell table:style-name="ce2" office:value-type="string" calcext:value-type="string">
            <text:p>Chapeau.Surface</text:p>
          </table:table-cell>
          <table:table-cell table:style-name="ce2" office:value-type="string" calcext:value-type="string">
            <text:p>Chapeau.Couleur</text:p>
          </table:table-cell>
          <table:table-cell table:style-name="ce2" office:value-type="string" calcext:value-type="string">
            <text:p>Lames.Attache</text:p>
          </table:table-cell>
          <table:table-cell table:style-name="ce2" office:value-type="string" calcext:value-type="string">
            <text:p>Lames.Couleur</text:p>
          </table:table-cell>
          <table:table-cell table:style-name="ce2" office:value-type="string" calcext:value-type="string">
            <text:p>Lames.Espace</text:p>
          </table:table-cell>
          <table:table-cell table:style-name="ce2" office:value-type="string" calcext:value-type="string">
            <text:p>Pied.Hauteur</text:p>
          </table:table-cell>
          <table:table-cell table:style-name="ce2" office:value-type="string" calcext:value-type="string">
            <text:p>Pied.Largeur</text:p>
          </table:table-cell>
          <table:table-cell table:style-name="ce2" office:value-type="string" calcext:value-type="string">
            <text:p>Pied.Racine</text:p>
          </table:table-cell>
          <table:table-cell table:style-name="ce2" office:value-type="string" calcext:value-type="string">
            <text:p>Pied.Surface</text:p>
          </table:table-cell>
          <table:table-cell table:style-name="ce2" office:value-type="string" calcext:value-type="string">
            <text:p>Pied.Couleur</text:p>
          </table:table-cell>
          <table:table-cell table:style-name="ce2" office:value-type="string" calcext:value-type="string">
            <text:p>Voile.Type</text:p>
          </table:table-cell>
          <table:table-cell table:style-name="ce2" office:value-type="string" calcext:value-type="string">
            <text:p>Voile.Couleur</text:p>
          </table:table-cell>
          <table:table-cell table:style-name="ce2" office:value-type="string" calcext:value-type="string">
            <text:p>Anneau.Presence</text:p>
          </table:table-cell>
          <table:table-cell table:style-name="ce2" office:value-type="string" calcext:value-type="string">
            <text:p>Anneau.Type</text:p>
          </table:table-cell>
          <table:table-cell table:style-name="ce2" office:value-type="string" calcext:value-type="string">
            <text:p>Spore.Couleur</text:p>
          </table:table-cell>
          <table:table-cell table:style-name="ce2" office:value-type="string" calcext:value-type="string">
            <text:p>Habitat</text:p>
          </table:table-cell>
          <table:table-cell table:style-name="ce2" office:value-type="string" calcext:value-type="string">
            <text:p>Saison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Odeur</text:p>
          </table:table-cell>
          <table:table-cell table:style-name="ce2"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reum hirsut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ondrostereum purpure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helephora terrest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uricularia Auricula-juda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xidia trunc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uriculari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hlebia tremell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lavariadelphus pistilla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lavulinopsis fusiform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lavulina crist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lavulina ciner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amaria stric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Calocera visc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Ramaria form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Ramaria botry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parassis crisp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Craterellus cornucopi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raterellus sinu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Cantharellus cib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raterellus tubae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Aleuria auranti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cutellinia crini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eziza spp.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Helvella macrop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Otidea ono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Otidea alutac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Morchella spp.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Phallus impudic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Helvella crisp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Helvella lacun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Helvella elas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ulgaria inquinan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remell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Leotia lub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cleroderma citr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cleroderma verruc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ycoperdon pyriform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35" calcext:value-type="float">
            <text:p>1735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Lycoperdon perl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36" calcext:value-type="float">
            <text:p>1736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Lycoperdon echin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Geastrum sessil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Geastrum triplex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Cyathus striatus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Crucibulum laev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Hydnum repand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iguillons</text:p>
          </table:table-cell>
          <table:table-cell office:value-type="string" calcext:value-type="string">
            <text:p>Caducs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Auriscalpium vulgare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hellodon niger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Hydnellum ferrugineum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Sarcodon imbricatus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Meripilus gigant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rifola frond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olyporus squam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Polyporus tuberaste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olyporus dur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olyporus cili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Ganoderma lucid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Postia stiptic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Postia caesi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Laetiporus sulfur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rametes versicolo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Heterobasidion annos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rametes gibb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Daedaleopsis confrag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Piptoporus betul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Fomes fomentari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Ganoderma lipsiense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Phellinus ferrugi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chizopora paradox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cinum crocipodi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cinum scab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cinum carpin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cinum aurantiac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lut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greville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gran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Chalciporus piper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Gyrodon liv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bov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Strobilomyces strobilac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edu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Tylopilus fell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yroporus casta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Xerocomus chrysenteron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Xerocomus subtoment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Pseudoboletus parasitic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cal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appendic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Xerocomus chrysenteron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Xerocomus pruin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Xerocomus rubel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erythr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lur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satana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yroporus cyanescen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varieg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/>
          <table:table-cell/>
          <table:table-cell office:value-type="string" calcext:value-type="string">
            <text:p>Hygrophoropsis aurantia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Rickenella fibul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inver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gibb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Lentinus tigrinus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nebula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clavip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phyllophi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Clitopilus prunu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undatum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Paxillus involut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fulv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7 [10]</text:p>
          </table:table-cell>
          <table:table-cell office:value-type="string" calcext:value-type="string">
            <text:p>ovoïde, étalé mammelonné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roux, orange, fauv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table:number-columns-repeated="99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croce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oïde, [étalé mammelonné]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jaune, orang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peu serrées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tigré, chiné</text:p>
          </table:table-cell>
          <table:table-cell office:value-type="string" calcext:value-type="string">
            <text:p>blanc, jaune, orang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table:number-columns-repeated="99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vaginat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2 [15]</text:p>
          </table:table-cell>
          <table:table-cell office:value-type="string" calcext:value-type="string">
            <text:p>ovoïde, [campanulé mammelonné], [étalé]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pruineux, chin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lividopallescens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oïde convexe, étalé submammelonné</text:p>
          </table:table-cell>
          <table:table-cell table:style-name="Default"/>
          <table:table-cell office:value-type="string" calcext:value-type="string">
            <text:p>ocre, crèm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pelucheux</text:p>
          </table:table-cell>
          <table:table-cell office:value-type="string" calcext:value-type="string">
            <text:p>blanc, gris, 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euillus, charmilles</text:p>
          </table:table-cell>
          <table:table-cell table:number-columns-repeated="99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4-11</text:p>
          </table:table-cell>
          <table:table-cell office:value-type="string" calcext:value-type="string">
            <text:p>Volvariella gloiocepha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Armillaria mell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Oudemansiella muci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Pholiota squarr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Pholiota aurive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Gymnopilus spect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Kuehneromyces mutabi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Galerina margi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Agrocybe aegeri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Psathyrella lacrymabun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ystoderma amianth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cingula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6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Armillaria galli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Rozites caper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Agrocybe rivul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radicos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Coprinus com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oprinus atramentari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Stropharia aerugin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Stropharia caerul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Stropharia coroni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Hypholoma fascicular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Hypholoma sublateriti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sathyrella piluliform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Coprinus mic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Pholiota 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Pholiota gumm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Chroogomphus rut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Gomphidius glutin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Gomphidius ros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Gymnopilus penetr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bong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geophy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geophylla var. Lilac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floccul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mesopha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dulcama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Psathyrella candollea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Pleurotus pulmo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office:value-type="string" calcext:value-type="string">
            <text:p>Pleurotus ostre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Lentinellus cochleat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Lenzites betulin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Daedaleopsis tricolor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Daedalea querci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Hohenbuehelia geogen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Pholiota curv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Tapinella atrotoment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Crepidotus vari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Crepidotus mol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fusip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8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Flammulina velut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conflue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8"/>
          <table:table-cell office:value-type="string" calcext:value-type="string">
            <text:p>très serrées</text:p>
          </table:table-cell>
          <table:table-cell table:number-columns-repeated="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erythr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8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Armillaria tabesc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pero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8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4-17</text:p>
          </table:table-cell>
          <table:table-cell office:value-type="string" calcext:value-type="string">
            <text:p>Laccaria amethystin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violet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4-17</text:p>
          </table:table-cell>
          <table:table-cell office:value-type="string" calcext:value-type="string">
            <text:p>Laccaria lacc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violet</text:p>
          </table:table-cell>
          <table:table-cell table:number-columns-repeated="998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galericul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8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pelianth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8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Mycena pu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blanc</text:p>
          </table:table-cell>
          <table:table-cell office:value-type="string" calcext:value-type="string">
            <text:p>assez espacées</text:p>
          </table:table-cell>
          <table:table-cell table:number-columns-repeated="9"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radis, pomme de terre</text:p>
          </table:table-cell>
          <table:table-cell table:number-columns-repeated="994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ros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8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nu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sordi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Lyophyllum decas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incli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8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haemat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8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sanguino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8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Megacollybia platyphy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Oudemansiella radi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02" calcext:value-type="float">
            <text:p>502</text:p>
          </table:table-cell>
          <table:table-cell table:style-name="ce12" office:value-type="string" calcext:value-type="string">
            <text:p>4-9</text:p>
          </table:table-cell>
          <table:table-cell office:value-type="string" calcext:value-type="string">
            <text:p>Marasmius orea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8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butyrac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8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dryophi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8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dealbat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04" calcext:value-type="float">
            <text:p>504</text:p>
          </table:table-cell>
          <table:table-cell table:style-name="ce12" office:value-type="string" calcext:value-type="string">
            <text:p>4-9</text:p>
          </table:table-cell>
          <table:table-cell office:value-type="string" calcext:value-type="string">
            <text:p>Marasmius alli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8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05" calcext:value-type="float">
            <text:p>505</text:p>
          </table:table-cell>
          <table:table-cell table:style-name="ce12"/>
          <table:table-cell office:value-type="string" calcext:value-type="string">
            <text:p>Marasmiellus ramea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98" calcext:value-type="float">
            <text:p>498</text:p>
          </table:table-cell>
          <table:table-cell table:style-name="ce12" office:value-type="string" calcext:value-type="string">
            <text:p>4-9</text:p>
          </table:table-cell>
          <table:table-cell office:value-type="string" calcext:value-type="string">
            <text:p>Marasmius rotu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8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94" calcext:value-type="float">
            <text:p>494</text:p>
          </table:table-cell>
          <table:table-cell table:style-name="ce12" office:value-type="string" calcext:value-type="string">
            <text:p>4-9</text:p>
          </table:table-cell>
          <table:table-cell office:value-type="string" calcext:value-type="string">
            <text:p>Marasmius andros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8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gal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8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cro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8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polygramm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8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epipteryg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8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4-11</text:p>
          </table:table-cell>
          <table:table-cell office:value-type="string" calcext:value-type="string">
            <text:p>Pluteus cervin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4-11</text:p>
          </table:table-cell>
          <table:table-cell office:value-type="string" calcext:value-type="string">
            <text:p>Pluteus salicin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4-11</text:p>
          </table:table-cell>
          <table:table-cell office:value-type="string" calcext:value-type="string">
            <text:p>Pluteus leonin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person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euchro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nit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griseocyan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nidor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liv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lividoalb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rhodopoli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heb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corydal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piri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jura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macul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hirte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cooke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xanthocepha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fastigi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patouill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  <table:table-cell office:value-type="string" calcext:value-type="string">
            <text:p>Tubaria furfurac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Galerina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Conocybe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sinapiza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crustuliniform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sacchari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  <table:table-cell office:value-type="string" calcext:value-type="string">
            <text:p>Coprinus plicat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Panaeolus spp.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Psathyrella conop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Stropharia inunc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pipe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uguleux</text:p>
          </table:table-cell>
          <table:table-cell office:value-type="string" calcext:value-type="string">
            <text:p>blanc, [ocre]</text:p>
          </table:table-cell>
          <table:table-cell office:value-type="string" calcext:value-type="string">
            <text:p>arquées 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très serré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veller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omento-strigu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urchues subdécurrent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espacée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99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controvers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20 [30]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urchues arquées subdécurrentes</text:p>
          </table:table-cell>
          <table:table-cell office:value-type="string" calcext:value-type="string">
            <text:p>crème, rose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, ros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torminos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rouge, ros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, [rose], [beige]</text:p>
          </table:table-cell>
          <table:table-cell table:number-columns-repeated="5"/>
          <table:table-cell office:value-type="string" calcext:value-type="string">
            <text:p>bouleaux</text:p>
          </table:table-cell>
          <table:table-cell table:number-columns-repeated="99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pubesc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blanc, ocr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bouleaux, friches, pelouses</text:p>
          </table:table-cell>
          <table:table-cell table:number-columns-repeated="99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delici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zoné</text:p>
          </table:table-cell>
          <table:table-cell office:value-type="string" calcext:value-type="string">
            <text:p>ocre, roug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range, vert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pins</text:p>
          </table:table-cell>
          <table:table-cell table:number-columns-repeated="99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blenn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brun, (gris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hêtres</text:p>
          </table:table-cell>
          <table:table-cell table:number-columns-repeated="99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necat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brun, oliv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[vert]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orêt, bouleaux</text:p>
          </table:table-cell>
          <table:table-cell table:number-columns-repeated="99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zon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jaune, ocre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, brun</text:p>
          </table:table-cell>
          <table:table-cell table:number-columns-repeated="5"/>
          <table:table-cell office:value-type="string" calcext:value-type="string">
            <text:p>plaine</text:p>
          </table:table-cell>
          <table:table-cell table:number-columns-repeated="99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qu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icacé</text:p>
          </table:table-cell>
          <table:table-cell office:value-type="string" calcext:value-type="string">
            <text:p>brun, roux, gris, roug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[roux]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run</text:p>
          </table:table-cell>
          <table:table-cell table:number-columns-repeated="5"/>
          <table:table-cell office:value-type="string" calcext:value-type="string">
            <text:p>chênes</text:p>
          </table:table-cell>
          <table:table-cell table:number-columns-repeated="99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chrysorrh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oné, micacé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rose, orange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[crème], [orange]</text:p>
          </table:table-cell>
          <table:table-cell table:number-columns-repeated="5"/>
          <table:table-cell office:value-type="string" calcext:value-type="string">
            <text:p>feuillus, chênes</text:p>
          </table:table-cell>
          <table:table-cell table:number-columns-repeated="99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uv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gris, lilas, beige, ros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jaun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99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glyciosm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uineux, micacé</text:p>
          </table:table-cell>
          <table:table-cell office:value-type="string" calcext:value-type="string">
            <text:p>gris, beige, lila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orange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nc, [crème], [rose], [idem]</text:p>
          </table:table-cell>
          <table:table-cell table:number-columns-repeated="5"/>
          <table:table-cell office:value-type="string" calcext:value-type="string">
            <text:p>bouleaux</text:p>
          </table:table-cell>
          <table:table-cell table:number-columns-repeated="99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azonit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elouté</text:p>
          </table:table-cell>
          <table:table-cell office:value-type="string" calcext:value-type="string">
            <text:p>brun, gri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cre, saumon</text:p>
          </table:table-cell>
          <table:table-cell office:value-type="string" calcext:value-type="string">
            <text:p>assez serrées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charmes, hêtres</text:p>
          </table:table-cell>
          <table:table-cell table:number-columns-repeated="99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v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lilas, (gris), (beige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bouleaux, pins</text:p>
          </table:table-cell>
          <table:table-cell table:number-columns-repeated="99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campho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</text:p>
          </table:table-cell>
          <table:table-cell table:number-columns-repeated="5"/>
          <table:table-cell office:value-type="string" calcext:value-type="string">
            <text:p>forêt, (bois pourri)</text:p>
          </table:table-cell>
          <table:table-cell table:number-columns-repeated="99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ruf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eutré</text:p>
          </table:table-cell>
          <table:table-cell office:value-type="string" calcext:value-type="string">
            <text:p>brun, rou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pins, bouleaux</text:p>
          </table:table-cell>
          <table:table-cell table:number-columns-repeated="99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helv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eutré</text:p>
          </table:table-cell>
          <table:table-cell office:value-type="string" calcext:value-type="string">
            <text:p>beige, ocre, (rouge), (jaune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[ocre], [rose]</text:p>
          </table:table-cell>
          <table:table-cell office:value-type="string" calcext:value-type="string">
            <text:p>serré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conifères, (bouleaux)</text:p>
          </table:table-cell>
          <table:table-cell table:number-columns-repeated="99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pterospor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[saumon]</text:p>
          </table:table-cell>
          <table:table-cell office:value-type="string" calcext:value-type="string">
            <text:p>très serré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table:number-columns-repeated="5"/>
          <table:table-cell office:value-type="string" calcext:value-type="string">
            <text:p>charmes</text:p>
          </table:table-cell>
          <table:table-cell table:number-columns-repeated="99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subseric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sse, velouté</text:p>
          </table:table-cell>
          <table:table-cell office:value-type="string" calcext:value-type="string">
            <text:p>roux, roug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ocre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nnelé</text:p>
          </table:table-cell>
          <table:table-cell office:value-type="string" calcext:value-type="string">
            <text:p>subconcolore, brun, roux</text:p>
          </table:table-cell>
          <table:table-cell table:number-columns-repeated="5"/>
          <table:table-cell office:value-type="string" calcext:value-type="string">
            <text:p>épicéas</text:p>
          </table:table-cell>
          <table:table-cell table:number-columns-repeated="99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cimic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c, chagriné</text:p>
          </table:table-cell>
          <table:table-cell office:value-type="string" calcext:value-type="string">
            <text:p>brun, noir, [gris]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rose, roux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subdulc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t</text:p>
          </table:table-cell>
          <table:table-cell office:value-type="string" calcext:value-type="string">
            <text:p>beige, brun, ros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</text:p>
          </table:table-cell>
          <table:table-cell office:value-type="string" calcext:value-type="string">
            <text:p>crème, jaune, rose</text:p>
          </table:table-cell>
          <table:table-cell table:number-columns-repeated="5"/>
          <table:table-cell office:value-type="string" calcext:value-type="string">
            <text:p>feuillus, hêtres</text:p>
          </table:table-cell>
          <table:table-cell table:number-columns-repeated="99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tab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ocre, rouge</text:p>
          </table:table-cell>
          <table:table-cell office:value-type="string" calcext:value-type="string">
            <text:p>adnées subdécurrentes</text:p>
          </table:table-cell>
          <table:table-cell office:value-type="string" calcext:value-type="string">
            <text:p>crème, [beige], [rose]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, hêtres, (conifères)</text:p>
          </table:table-cell>
          <table:table-cell table:number-columns-repeated="99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lacunar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sse, furfuracé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adnées subdécurrentes</text:p>
          </table:table-cell>
          <table:table-cell office:value-type="string" calcext:value-type="string">
            <text:p>crème, [beige], [orange]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ornières, mares</text:p>
          </table:table-cell>
          <table:table-cell table:number-columns-repeated="99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aurantiac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orange, jau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99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pyrogal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ulé, zoné</text:p>
          </table:table-cell>
          <table:table-cell office:value-type="string" calcext:value-type="string">
            <text:p>beige, gris, ocre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ocre, orange</text:p>
          </table:table-cell>
          <table:table-cell office:value-type="string" calcext:value-type="string">
            <text:p>espac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dul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noisetiers</text:p>
          </table:table-cell>
          <table:table-cell table:number-columns-repeated="99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trivia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15 [20]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ocre, lilas, beige, brun</text:p>
          </table:table-cell>
          <table:table-cell office:value-type="string" calcext:value-type="string">
            <text:p>arquées adnées décurrentes</text:p>
          </table:table-cell>
          <table:table-cell office:value-type="string" calcext:value-type="string">
            <text:p>crème, [ocre]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sse, ridulé</text:p>
          </table:table-cell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conifères, bouleaux, marécages</text:p>
          </table:table-cell>
          <table:table-cell table:number-columns-repeated="99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delic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rquées décurrent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orêt, prés</text:p>
          </table:table-cell>
          <table:table-cell table:number-columns-repeated="2"/>
          <table:table-cell office:value-type="string" calcext:value-type="string">
            <text:p>fruité, poisson</text:p>
          </table:table-cell>
          <table:table-cell table:number-columns-repeated="9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nigricans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string" calcext:value-type="string">
            <text:p>20 [30]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brun, [noir]</text:p>
          </table:table-cell>
          <table:table-cell office:value-type="string" calcext:value-type="string">
            <text:p>horizontales ?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ès espacé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bossé</text:p>
          </table:table-cell>
          <table:table-cell office:value-type="string" calcext:value-type="string">
            <text:p>blanc, rose, gris, [noir]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3"/>
          <table:table-cell office:value-type="string" calcext:value-type="string">
            <text:p>Chair rougissante puis noircissante</text:p>
          </table:table-cell>
          <table:table-cell table:number-columns-repeated="99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densifoli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brun</text:p>
          </table:table-cell>
          <table:table-cell office:value-type="string" calcext:value-type="string">
            <text:p>arqué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serré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brun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table:number-columns-repeated="3"/>
          <table:table-cell office:value-type="string" calcext:value-type="string">
            <text:p>Chair rougissante puis noircissante</text:p>
          </table:table-cell>
          <table:table-cell table:number-columns-repeated="99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rtesia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rouge, violet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crèm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lanc, jaune</text:p>
          </table:table-cell>
          <table:table-cell table:number-columns-repeated="5"/>
          <table:table-cell office:value-type="string" calcext:value-type="string">
            <text:p>feuillus, argileux</text:p>
          </table:table-cell>
          <table:table-cell table:number-columns-repeated="99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foet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cre, fauve, brun</text:p>
          </table:table-cell>
          <table:table-cell/>
          <table:table-cell office:value-type="string" calcext:value-type="string">
            <text:p>crème</text:p>
          </table:table-cell>
          <table:table-cell office:value-type="string" calcext:value-type="string">
            <text:p>peu serré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reux</text:p>
          </table:table-cell>
          <table:table-cell office:value-type="string" calcext:value-type="string">
            <text:p>blanc, roux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orêt</text:p>
          </table:table-cell>
          <table:table-cell table:number-columns-repeated="2"/>
          <table:table-cell office:value-type="string" calcext:value-type="string">
            <text:p>âcre, corne brûlée</text:p>
          </table:table-cell>
          <table:table-cell table:number-columns-repeated="99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pectinatoid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eige, gris</text:p>
          </table:table-cell>
          <table:table-cell/>
          <table:table-cell office:value-type="string" calcext:value-type="string">
            <text:p>blanc, crè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table:number-columns-repeated="4"/>
          <table:table-cell office:value-type="float" office:value="2.3" calcext:value-type="float">
            <text:p>2,3</text:p>
          </table:table-cell>
          <table:table-cell office:value-type="string" calcext:value-type="string">
            <text:p>forêt, chemin, clairière</text:p>
          </table:table-cell>
          <table:table-cell table:number-columns-repeated="2"/>
          <table:table-cell office:value-type="string" calcext:value-type="string">
            <text:p>caoutchouc</text:p>
          </table:table-cell>
          <table:table-cell table:number-columns-repeated="99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lauroceras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cre, jaune</text:p>
          </table:table-cell>
          <table:table-cell/>
          <table:table-cell office:value-type="string" calcext:value-type="string">
            <text:p>crèm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creux</text:p>
          </table:table-cell>
          <table:table-cell office:value-type="string" calcext:value-type="string">
            <text:p>blanc, brun</text:p>
          </table:table-cell>
          <table:table-cell table:number-columns-repeated="8"/>
          <table:table-cell office:value-type="string" calcext:value-type="string">
            <text:p>amande, corne brûlée</text:p>
          </table:table-cell>
          <table:table-cell table:number-columns-repeated="99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4-1</text:p>
          </table:table-cell>
          <table:table-cell table:style-name="ce7" office:value-type="string" calcext:value-type="string">
            <text:p>Russula amoen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eige, gris</text:p>
          </table:table-cell>
          <table:table-cell/>
          <table:table-cell office:value-type="string" calcext:value-type="string">
            <text:p>blanc, crè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table:number-columns-repeated="4"/>
          <table:table-cell office:value-type="float" office:value="2.3" calcext:value-type="float">
            <text:p>2,3</text:p>
          </table:table-cell>
          <table:table-cell office:value-type="string" calcext:value-type="string">
            <text:p>forêt, chemin, clairière</text:p>
          </table:table-cell>
          <table:table-cell table:number-columns-repeated="2"/>
          <table:table-cell office:value-type="string" calcext:value-type="string">
            <text:p>topinambour</text:p>
          </table:table-cell>
          <table:table-cell table:number-columns-repeated="99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ves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rose, violet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euillus, chênes</text:p>
          </table:table-cell>
          <table:table-cell table:number-columns-repeated="99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vir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10 [15]</text:p>
          </table:table-cell>
          <table:table-cell/>
          <table:table-cell office:value-type="string" calcext:value-type="string">
            <text:p>velouté, [craquelé]</text:p>
          </table:table-cell>
          <table:table-cell office:value-type="string" calcext:value-type="string">
            <text:p>vert, blanc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heterophyl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vert, jaune</text:p>
          </table:table-cell>
          <table:table-cell office:value-type="string" calcext:value-type="string">
            <text:p>arquées</text:p>
          </table:table-cell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erugin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ert, jaune</text:p>
          </table:table-cell>
          <table:table-cell/>
          <table:table-cell office:value-type="string" calcext:value-type="string">
            <text:p>blanc, jaune, [ocre]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 [4]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, crème, ocre</text:p>
          </table:table-cell>
          <table:table-cell office:value-type="string" calcext:value-type="string">
            <text:p>bouleaux, conifères</text:p>
          </table:table-cell>
          <table:table-cell table:number-columns-repeated="99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cyanoxanth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gris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lep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luteotact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tropurpu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exalbic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velenovsky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ochroleu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fell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fragi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knauth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silvest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fagetico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uro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quelet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drime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sanguina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nit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olivac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xerampe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u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melli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versicol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claroflav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risigal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cet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ma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turc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romel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decipi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cup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phalloide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table:number-columns-repeated="99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viros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voïde campanulé, [étalé]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pelucheux, lain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table:style-name="Default" office:value-type="string" calcext:value-type="string">
            <text:p>forêt, conifères, feuillus</text:p>
          </table:table-cell>
          <table:table-cell table:style-name="Default"/>
          <table:table-cell table:number-columns-repeated="99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phalloides var. alb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table:style-name="Default"/>
          <table:table-cell table:number-columns-repeated="99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ovoid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0 [40]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pré</text:p>
          </table:table-cell>
          <table:table-cell table:number-columns-repeated="99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caesa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citr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[4]</text:p>
          </table:table-cell>
          <table:table-cell table:number-columns-repeated="2"/>
          <table:table-cell office:value-type="string" calcext:value-type="string">
            <text:p>blanc, 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citrina var. alb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[4]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porphy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émisphérique, [étalé convexe]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gris, violet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serré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gris, violet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muscari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rouge, orang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panther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cons, lisse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gemm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0 [15]</text:p>
          </table:table-cell>
          <table:table-cell table:number-columns-repeated="2"/>
          <table:table-cell office:value-type="string" calcext:value-type="string">
            <text:p>crème, jaun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strobili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[gris]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?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s, charmes, chênes</text:p>
          </table:table-cell>
          <table:table-cell table:number-columns-repeated="99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rub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ocr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, brun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spis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, bistr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cybe chloropha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cybe conic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cybe punic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cybe coccin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cybe psittac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Cuphophyllus niv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Default" office:value-type="float" office:value="171" calcext:value-type="float">
            <text:p>171</text:p>
          </table:table-cell>
          <table:table-cell office:value-type="string" calcext:value-type="string">
            <text:p>4-4</text:p>
          </table:table-cell>
          <table:table-cell office:value-type="string" calcext:value-type="string">
            <text:p>Cuphophyllus pratens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eburn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pe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nemor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russu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hypothej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persooni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lindtner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agathosm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  <table:table-cell office:value-type="string" calcext:value-type="string">
            <text:p>Macrolepiota procer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office:value-type="string" calcext:value-type="string">
            <text:p>Macrolepiota rhaco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  <table:table-cell office:value-type="string" calcext:value-type="string">
            <text:p>Macrolepiota venen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  <table:table-cell office:value-type="string" calcext:value-type="string">
            <text:p>Macrolepiota excori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  <table:table-cell office:value-type="string" calcext:value-type="string">
            <text:p>Leucoagaricus leucothi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4-6</text:p>
          </table:table-cell>
          <table:table-cell office:value-type="string" calcext:value-type="string">
            <text:p>Lepiota cristata 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4-6</text:p>
          </table:table-cell>
          <table:table-cell office:value-type="string" calcext:value-type="string">
            <text:p>Lepiota clypeola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4-6</text:p>
          </table:table-cell>
          <table:table-cell office:value-type="string" calcext:value-type="string">
            <text:p>Lepiota brunneoincar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4-6</text:p>
          </table:table-cell>
          <table:table-cell office:value-type="string" calcext:value-type="string">
            <text:p>Lepiota josserandii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Echinoderma aspe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4-18</text:p>
          </table:table-cell>
          <table:table-cell office:value-type="string" calcext:value-type="string">
            <text:p>Agaricus silvic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libr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run, noir</text:p>
          </table:table-cell>
          <table:table-cell table:number-columns-repeated="998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4-18</text:p>
          </table:table-cell>
          <table:table-cell office:value-type="string" calcext:value-type="string">
            <text:p>Agaricus arvens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libr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run, noir</text:p>
          </table:table-cell>
          <table:table-cell table:number-columns-repeated="998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4-18</text:p>
          </table:table-cell>
          <table:table-cell office:value-type="string" calcext:value-type="string">
            <text:p>Agaricus comtul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libr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run, noir</text:p>
          </table:table-cell>
          <table:table-cell table:number-columns-repeated="998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4-18</text:p>
          </table:table-cell>
          <table:table-cell office:value-type="string" calcext:value-type="string">
            <text:p>Agaricus xanthoderm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libr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run, noir</text:p>
          </table:table-cell>
          <table:table-cell table:number-columns-repeated="998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4-18</text:p>
          </table:table-cell>
          <table:table-cell office:value-type="string" calcext:value-type="string">
            <text:p>Agaricus silvatic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libr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run, noir</text:p>
          </table:table-cell>
          <table:table-cell table:number-columns-repeated="998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4-18</text:p>
          </table:table-cell>
          <table:table-cell office:value-type="string" calcext:value-type="string">
            <text:p>Agaricus campestr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libr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run, noir</text:p>
          </table:table-cell>
          <table:table-cell table:number-columns-repeated="998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4-18</text:p>
          </table:table-cell>
          <table:table-cell office:value-type="string" calcext:value-type="string">
            <text:p>Agaricus romagnes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libr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run, noir</text:p>
          </table:table-cell>
          <table:table-cell table:number-columns-repeated="998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4-18</text:p>
          </table:table-cell>
          <table:table-cell office:value-type="string" calcext:value-type="string">
            <text:p>Agaricus bispor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libr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run, noir</text:p>
          </table:table-cell>
          <table:table-cell table:number-columns-repeated="998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4-18</text:p>
          </table:table-cell>
          <table:table-cell office:value-type="string" calcext:value-type="string">
            <text:p>Agaricus varieg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libr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run, noir</text:p>
          </table:table-cell>
          <table:table-cell table:number-columns-repeated="998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4-18</text:p>
          </table:table-cell>
          <table:table-cell office:value-type="string" calcext:value-type="string">
            <text:p>Agaricus bitorqu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libr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run, noir</text:p>
          </table:table-cell>
          <table:table-cell table:number-columns-repeated="998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4-18</text:p>
          </table:table-cell>
          <table:table-cell office:value-type="string" calcext:value-type="string">
            <text:p>Agaricus subperon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4"/>
          <table:table-cell office:value-type="string" calcext:value-type="string">
            <text:p>libr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run, noir</text:p>
          </table:table-cell>
          <table:table-cell table:number-columns-repeated="998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elatior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trivial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delibu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salor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multiform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calochro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caerulesc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splend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rufooliv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infrac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larg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purpurasc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triumpha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vene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bolar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orellan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pale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pholid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cinnamomeolut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cinnamom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semi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uliginos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torv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armilla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hinnul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albo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anomal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saturn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salic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decipi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obtus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durac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  <table:table-cell office:value-type="string" calcext:value-type="string">
            <text:p>Calocybe gamb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al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6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inocybe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6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Collybia macul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6"/>
          <table:table-cell office:value-type="string" calcext:value-type="string">
            <text:p>adnées, 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acer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6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terre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6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scalpturat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6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pard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6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virgatum </text:p>
          </table:table-cell>
          <table:table-cell/>
          <table:table-cell office:value-type="string" calcext:value-type="string">
            <text:p>Lames</text:p>
          </table:table-cell>
          <table:table-cell table:number-columns-repeated="6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saponace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6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panae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6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  <table:table-cell office:value-type="string" calcext:value-type="string">
            <text:p>Melanoleuca melaleuc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fulv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6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popul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6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ustale</text:p>
          </table:table-cell>
          <table:table-cell/>
          <table:table-cell office:value-type="string" calcext:value-type="string">
            <text:p>Lames</text:p>
          </table:table-cell>
          <table:table-cell table:number-columns-repeated="6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vacc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6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sulfure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6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auratum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6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frondosae</text:p>
          </table:table-cell>
          <table:table-cell/>
          <table:table-cell office:value-type="string" calcext:value-type="string">
            <text:p>Lames</text:p>
          </table:table-cell>
          <table:table-cell table:number-columns-repeated="6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sejunc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6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 table:number-rows-repeated="104817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etadata" table:style-name="ta1">
        <table:table-column table:style-name="co9" table:number-columns-repeated="9" table:default-cell-style-name="Default"/>
        <table:table-row table:style-name="ro1">
          <table:table-cell table:style-name="ce16" office:value-type="string" calcext:value-type="string">
            <text:p>Couleurs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[puis]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(parfois)</text:p>
          </table:table-cell>
          <table:table-cell table:number-columns-repeated="8"/>
        </table:table-row>
        <table:table-row table:style-name="ro1" table:number-rows-repeated="226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blanc, [ocre]</text:p>
          </table:table-cell>
        </table:table-row>
      </table:table>
      <table:named-expressions/>
      <table:database-ranges>
        <table:database-range table:name="__Anonymous_Sheet_DB__0" table:target-range-address="Feuille1.E1:Feuille1.AC38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Feuille1_2.A1:Feuille1_2.AD40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/00/0000</text:date>, <text:time style:data-style-name="N2" text:time-value="20:41:01.2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7T21:29:13.544000000</meta:creation-date>
    <dc:date>2023-02-08T22:37:03.448000000</dc:date>
    <meta:editing-duration>PT8H5M22S</meta:editing-duration>
    <meta:editing-cycles>164</meta:editing-cycles>
    <meta:generator>LibreOffice/7.1.5.2$Windows_X86_64 LibreOffice_project/85f04e9f809797b8199d13c421bd8a2b025d52b5</meta:generator>
    <meta:document-statistic meta:table-count="3" meta:cell-count="4042" meta:object-count="0"/>
  </office:meta>
</office:document-meta>
</file>